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béns!</text:p>
      <text:p text:style-name="Standard"/>
      <text:p text:style-name="Standard"><text:tab/>Caro Sr/a. Maria, gostaríamos de informar que ganhou um brinde de nossa empresa. Para pegá-lo, por favor, dirija-se a nossa loja na filial de São Paulo, no endereço Rua 1.</text:p>
      <text:p text:style-name="Standard"/>
      <text:p text:style-name="Standard">Obrigado,</text:p>
      <text:p text:style-name="Standard"/>
      <text:p text:style-name="Standard">Diretor de vendas</text:p>
      <text:p text:style-name="P1"><text:s text:c="5"/></text:p>
      <text:p text:style-name="P3">Parabéns!</text:p>
      <text:p text:style-name="Standard"/>
      <text:p text:style-name="Standard"><text:tab/>Caro Sr/a. João, gostaríamos de informar que ganhou um brinde de nossa empresa. Para pegá-lo, por favor, dirija-se a nossa loja na filial de Campinas, no endereço Rua 2.</text:p>
      <text:p text:style-name="Standard"/>
      <text:p text:style-name="Standard">Obrigado,</text:p>
      <text:p text:style-name="Standard"/>
      <text:p text:style-name="Standard">Diretor de vendas</text:p>
      <text:p text:style-name="P1"><text:s text:c="5"/></text:p>
      <text:p text:style-name="P3">Parabéns!</text:p>
      <text:p text:style-name="Standard"/>
      <text:p text:style-name="Standard"><text:tab/>Caro Sr/a. Pedro, gostaríamos de informar que ganhou um brinde de nossa empresa. Para pegá-lo, por favor, dirija-se a nossa loja na filial de São Carlos, no endereço Rua 3.</text:p>
      <text:p text:style-name="Standard"/>
      <text:p text:style-name="Standard">Obrigado,</text:p>
      <text:p text:style-name="Standard"/>
      <text:p text:style-name="Standard">Diretor de vendas</text:p>
      <text:p text:style-name="P1"><text:s text:c="5"/></text:p>
      <text:p text:style-name="P3">Parabéns!</text:p>
      <text:p text:style-name="Standard"/>
      <text:p text:style-name="Standard"><text:tab/>Caro Sr/a. Marcos, gostaríamos de informar que ganhou um brinde de nossa empresa. Para pegá-lo, por favor, dirija-se a nossa loja na filial de São Paulo, no endereço Rua 4.</text:p>
      <text:p text:style-name="Standard"/>
      <text:p text:style-name="Standard">Obrigado,</text:p>
      <text:p text:style-name="Standard"/>
      <text:p text:style-name="Standard">Diretor de vendas</text:p>
      <text:p text:style-name="P1"><text:s text:c="5"/></text:p>
      <text:p text:style-name="P3">Parabéns!</text:p>
      <text:p text:style-name="Standard"/>
      <text:p text:style-name="Standard"><text:tab/>Caro Sr/a. Ana, gostaríamos de informar que ganhou um brinde de nossa empresa. Para pegá-lo, por favor, dirija-se a nossa loja na filial de Campinas, no endereço Rua 5.</text:p>
      <text:p text:style-name="Standard"/>
      <text:p text:style-name="Standard">Obrigado,</text:p>
      <text:p text:style-name="Standard"/>
      <text:p text:style-name="Standard">Diretor de vendas</text:p>
      <text:p text:style-name="P1"><text:s text:c="5"/></text:p>
      <text:p text:style-name="P3">Parabéns!</text:p>
      <text:p text:style-name="Standard"/>
      <text:p text:style-name="Standard"><text:tab/>Caro Sr/a. Paula, gostaríamos de informar que ganhou um brinde de nossa empresa. Para pegá-lo, por favor, dirija-se a nossa loja na filial de São Carlos, no endereço Rua 6.</text:p>
      <text:p text:style-name="Standard"/>
      <text:p text:style-name="Standard">Obrigado,</text:p>
      <text:p text:style-name="Standard"/>
      <text:p text:style-name="Standard">Diretor de vendas</text:p>
      <text:p text:style-name="P1"><text:s text:c="5"/></text:p>
      <text:p text:style-name="P3">Parabéns!</text:p>
      <text:p text:style-name="Standard"/>
      <text:p text:style-name="Standard"><text:tab/>Caro Sr/a. Ricardo, gostaríamos de informar que ganhou um brinde de nossa empresa. Para pegá-lo, por favor, dirija-se a nossa loja na filial de São Paulo, no endereço Rua 7.</text:p>
      <text:p text:style-name="Standard"/>
      <text:p text:style-name="Standard">Obrigado,</text:p>
      <text:p text:style-name="Standard"/>
      <text:p text:style-name="Standard">Diretor de vendas</text:p>
      <text:p text:style-name="P1"><text:s text:c="5"/></text:p>
      <text:p text:style-name="P3">Parabéns!</text:p>
      <text:p text:style-name="Standard"/>
      <text:p text:style-name="Standard"><text:tab/>Caro Sr/a. Jose, gostaríamos de informar que ganhou um brinde de nossa empresa. Para pegá-lo, por favor, dirija-se a nossa loja na filial de Campinas, no endereço Rua 8.</text:p>
      <text:p text:style-name="Standard"/>
      <text:p text:style-name="Standard">Obrigado,</text:p>
      <text:p text:style-name="Standard"/>
      <text:p text:style-name="Standard">Diretor de vendas</text:p>
      <text:p text:style-name="P1"><text:s text:c="5"/></text:p>
      <text:p text:style-name="P3">Parabéns!</text:p>
      <text:p text:style-name="Standard"/>
      <text:p text:style-name="Standard"><text:tab/>Caro Sr/a. Rodrigo, gostaríamos de informar que ganhou um brinde de nossa empresa. Para pegá-lo, por favor, dirija-se a nossa loja na filial de São Carlos, no endereço Rua 9.</text:p>
      <text:p text:style-name="Standard"/>
      <text:p text:style-name="Standard">Obrigado,</text:p>
      <text:p text:style-name="Standard"/>
      <text:p text:style-name="Standard">Diretor de vendas</text:p>
      <text:p text:style-name="P1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mel </meta:initial-creator>
    <meta:creation-date>2010-08-18T02:45:27</meta:creation-date>
    <meta:document-statistic meta:table-count="0" meta:image-count="0" meta:object-count="0" meta:page-count="17" meta:paragraph-count="45" meta:word-count="312" meta:character-count="1909"/>
    <dc:date>2010-08-18T02:48:01</dc:date>
    <dc:creator>Kemel </dc:creator>
    <meta:editing-duration>PT00H02M35S</meta:editing-duration>
    <meta:editing-cycles>1</meta:editing-cycles>
    <meta:generator>OpenOffice.org/3.2$Unix OpenOffice.org_project/320m12$Build-9483</meta:generator>
  </office:meta>
</office:document-meta>
</file>